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<office:annotation><dc:creator>POD</dc:creator><dc:date>2018-10-25T16:41:02</dc:date><text:p>Error while evaluating the expression "'&lt;text:p&gt;' + p.name + '&lt;/text:p&gt;" defined in the "from" part of a statement. SyntaxError: EOL while scanning single-quoted string (line 1)</text:p><text:p> exceptions.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number-columns-repeated="1" table:style-name="Tableau1.A"/>
        <table:table-row>
          <table:table-cell office:value-type="string" table:protected="false" table:style-name="Tableau1.A1">
            <text:p text:style-name="P2">This <office:annotation><dc:creator>POD</dc:creator><dc:date>2018-10-25T16:41:02</dc:date><text:p>Wrong sub-statement "do table again !"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8-10-25T16:41:02</dc:date><text:p>Wrong sub-statement "fro m 'Hello'"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  <dc:title>simpleFromTest</dc:title>
  </office:meta>
</office:document-meta>
</file>